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 table:number-columns-repeated="5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29" office:value-type="string" calcext:value-type="string">
            <text:p>51.78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48=</text:p>
          </table:table-cell>
          <table:table-cell office:value-type="string" calcext:value-type="string">
            <text:p>138.406243315508</text:p>
          </table:table-cell>
          <table:table-cell office:value-type="string" calcext:value-type="string">
            <text:p>103527.87</text:p>
          </table:table-cell>
          <table:table-cell table:number-columns-repeated="4"/>
          <table:table-cell office:value-type="string" calcext:value-type="string">
            <text:p>=278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22 13.12</text:p>
          </table:table-cell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747</text:p>
          </table:table-cell>
          <table:table-cell office:value-type="string" calcext:value-type="string">
            <text:p>138.4048460508701</text:p>
          </table:table-cell>
          <table:table-cell office:value-type="string" calcext:value-type="string">
            <text:p>10338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4 14.23</text:p>
          </table:table-cell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746</text:p>
          </table:table-cell>
          <table:table-cell office:value-type="string" calcext:value-type="string">
            <text:p>138.029.</text:p>
          </table:table-cell>
          <table:table-cell office:value-type="string" calcext:value-type="string">
            <text:p>102969.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.00.0000</text:date>, <text:time style:data-style-name="N2" text:time-value="13:45:13.7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5T13:48:01.377000000</dc:date>
    <meta:editing-duration>P7DT17H36M31S</meta:editing-duration>
    <meta:editing-cycles>3064</meta:editing-cycles>
    <meta:document-statistic meta:table-count="6" meta:cell-count="17635" meta:object-count="0"/>
  </office:meta>
</office:document-meta>
</file>